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eec7f" officeooo:paragraph-rsid="000eec7f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eec7f" officeooo:paragraph-rsid="000eec7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eec7f" officeooo:paragraph-rsid="00106c2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06c2e" officeooo:paragraph-rsid="00106c2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310ca" officeooo:paragraph-rsid="001310c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106c2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paragraph-rsid="00106c2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paragraph-rsid="00106c2e" style:font-weight-asian="bold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arial" fo:font-size="12pt" fo:letter-spacing="normal" fo:font-style="normal" fo:font-weight="normal" officeooo:paragraph-rsid="00106c2e" style:font-weight-asian="bold" style:font-weight-complex="bold"/>
    </style:style>
    <style:style style:name="T1" style:family="text">
      <style:text-properties officeooo:rsid="00106c2e"/>
    </style:style>
    <style:style style:name="T2" style:family="text">
      <style:text-properties fo:font-variant="normal" fo:text-transform="none" fo:color="#222222" style:font-name="arial" fo:letter-spacing="normal" fo:font-style="normal"/>
    </style:style>
    <style:style style:name="T3" style:family="text">
      <style:text-properties fo:font-variant="normal" fo:text-transform="none" fo:color="#222222" style:font-name="arial" fo:letter-spacing="normal" fo:font-style="normal" fo:font-weight="normal"/>
    </style:style>
    <style:style style:name="T4" style:family="text">
      <style:text-properties officeooo:rsid="00106c2e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 Design Document</text:p>
      <text:p text:style-name="P1">slack for kids</text:p>
      <text:p text:style-name="P1"/>
      <text:p text:style-name="P1"/>
      <text:p text:style-name="P1"/>
      <text:p text:style-name="P4">Ingesting Data from slack, only one day. We need to counts all the words and define if in all this word less than 20% of them will be consider bad word, curse words and swear words.</text:p>
      <text:p text:style-name="P4"/>
      <text:p text:style-name="P4">If the kids channel will be created, we will create a pipeline to check a random channel everyday day and check if the channel is still less of 20% bad words. If this channel is more the 20% bad word it will be consider as Adult channel.</text:p>
      <text:p text:style-name="P2"/>
      <text:p text:style-name="P3">Create <text:span text:style-name="T1">two</text:span> pipelines,</text:p>
      <text:p text:style-name="P3">- <text:span text:style-name="T1">O</text:span>ne to count all the words used in one day.</text:p>
      <text:p text:style-name="P5">Spark will filer and count and all the words and bad words</text:p>
      <text:p text:style-name="P2"/>
      <text:p text:style-name="P2">If less than 20% are bad words we can <text:span text:style-name="T1">allow kids to have channels</text:span>.</text:p>
      <text:p text:style-name="P2"/>
      <text:p text:style-name="P4">Here a list of few bad words, curse words and swear words.</text:p>
      <text:p text:style-name="P4"/>
      <text:p text:style-name="P6"><text:span text:style-name="T4">- </text:span><text:span text:style-name="T3">Asshole</text:span></text:p>
      <text:p text:style-name="P7">- Dyke</text:p>
      <text:p text:style-name="P7">- Fag</text:p>
      <text:p text:style-name="P8">- Shit</text:p>
      <text:p text:style-name="P8">- Damn</text:p>
      <text:p text:style-name="P8">- Fuck</text:p>
      <text:p text:style-name="P8">- Jerkoff</text:p>
      <text:p text:style-name="P8">- Ass</text:p>
      <text:p text:style-name="P9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9:27:28.659838024</meta:creation-date>
    <dc:date>2020-07-16T10:06:32.045857553</dc:date>
    <meta:editing-duration>PT16M4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17" meta:word-count="157" meta:character-count="760" meta:non-whitespace-character-count="620"/>
  </office:meta>
</office:document-meta>
</file>